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officeooo:paragraph-rsid="00258c57"/>
    </style:style>
    <style:style style:name="P4" style:family="paragraph" style:parent-style-name="Standard">
      <style:paragraph-properties fo:line-height="150%" fo:text-align="center" style:justify-single-word="false"/>
      <style:text-properties officeooo:paragraph-rsid="002759d3"/>
    </style:style>
    <style:style style:name="P5" style:family="paragraph" style:parent-style-name="Standard">
      <style:text-properties style:font-name="Times New Roman" fo:font-size="14pt" fo:language="uk" fo:country="UA" style:font-size-asian="14pt" style:font-name-complex="Times New Roman1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7" style:family="paragraph" style:parent-style-name="Standard">
      <style:paragraph-properties fo:line-height="100%"/>
      <style:text-properties style:font-name="Times New Roman" fo:font-size="12pt" fo:language="uk" fo:country="UA" style:font-size-asian="12pt" style:font-name-complex="Times New Roman1"/>
    </style:style>
    <style:style style:name="P8" style:family="paragraph" style:parent-style-name="Standard">
      <style:paragraph-properties fo:text-align="end" style:justify-single-word="false">
        <style:tab-stops>
          <style:tab-stop style:position="5.2709in"/>
        </style:tab-stops>
      </style:paragraph-properties>
    </style:style>
    <style:style style:name="P9" style:family="paragraph" style:parent-style-name="Standard">
      <style:paragraph-properties fo:text-align="end" style:justify-single-word="false">
        <style:tab-stops>
          <style:tab-stop style:position="4.7252in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4.7252in"/>
        </style:tab-stops>
      </style:paragraph-properties>
    </style:style>
    <style:style style:name="P11" style:family="paragraph" style:parent-style-name="Standard">
      <style:paragraph-properties fo:text-align="center" style:justify-single-word="false">
        <style:tab-stops>
          <style:tab-stop style:position="4.7252in"/>
        </style:tab-stops>
      </style:paragraph-properties>
      <style:text-properties officeooo:paragraph-rsid="001dae52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officeooo:paragraph-rsid="00223114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officeooo:rsid="002090ae" officeooo:paragraph-rsid="002090ae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officeooo:rsid="00223114" officeooo:paragraph-rsid="00223114"/>
    </style:style>
    <style:style style:name="P15" style:family="paragraph" style:parent-style-name="Standard">
      <style:paragraph-properties fo:margin-top="0in" fo:margin-bottom="0in" loext:contextual-spacing="false" fo:line-height="100%" fo:break-before="page"/>
      <style:text-properties officeooo:rsid="00223114" officeooo:paragraph-rsid="00223114"/>
    </style:style>
    <style:style style:name="P16" style:family="paragraph" style:parent-style-name="Standard">
      <style:paragraph-properties fo:line-height="150%" fo:break-before="page"/>
    </style:style>
    <style:style style:name="P17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18" style:family="paragraph" style:parent-style-name="Standard" style:master-page-name="Standard">
      <style:paragraph-properties fo:line-height="150%" fo:text-align="center" style:justify-single-word="false" style:page-number="auto"/>
      <style:text-properties officeooo:paragraph-rsid="002759d3"/>
    </style:style>
    <style:style style:name="P19" style:family="paragraph" style:parent-style-name="Heading_20_1">
      <style:paragraph-properties fo:text-align="center" style:justify-single-word="false" fo:break-before="page"/>
    </style:style>
    <style:style style:name="P20" style:family="paragraph" style:parent-style-name="List_20_Paragraph" style:list-style-name="WWNum4"/>
    <style:style style:name="P21" style:family="paragraph" style:parent-style-name="List_20_Paragraph" style:list-style-name="WWNum5"/>
    <style:style style:name="P22" style:family="paragraph" style:parent-style-name="List_20_Paragraph" style:list-style-name="WWNum3">
      <style:paragraph-properties fo:margin-left="0.25in" fo:margin-right="0.1181in" fo:margin-top="0.0835in" fo:margin-bottom="0.0835in" loext:contextual-spacing="false" fo:text-align="justify" style:justify-single-word="false" fo:text-indent="-0.25in" style:auto-text-indent="false"/>
    </style:style>
    <style:style style:name="P23" style:family="paragraph" style:parent-style-name="Normal_20__28_Web_29_">
      <loext:graphic-properties draw:fill="solid" draw:fill-color="#ffffff"/>
      <style:paragraph-properties fo:margin-top="0.0835in" fo:margin-bottom="0.0835in" loext:contextual-spacing="false" fo:background-color="#ffffff"/>
    </style:style>
    <style:style style:name="P24" style:family="paragraph" style:parent-style-name="Footer">
      <style:paragraph-properties fo:text-align="end" style:justify-single-word="false"/>
    </style:style>
    <style:style style:name="T1" style:family="text">
      <style:text-properties style:font-name="Times New Roman" fo:font-size="14pt" fo:language="uk" fo:country="UA" style:font-size-asian="14pt" style:font-name-complex="Times New Roman1"/>
    </style:style>
    <style:style style:name="T2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officeooo:rsid="001c694e" style:font-size-asian="14pt" style:font-name-complex="Times New Roman1" style:font-size-complex="14pt"/>
    </style:style>
    <style:style style:name="T4" style:family="text">
      <style:text-properties style:font-name="Times New Roman" fo:font-size="14pt" fo:language="uk" fo:country="UA" officeooo:rsid="001f5feb" style:font-size-asian="14pt" style:font-name-complex="Times New Roman1" style:font-size-complex="14pt"/>
    </style:style>
    <style:style style:name="T5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language="uk" fo:country="UA" style:font-name-asian="F" style:font-size-asian="14pt" style:font-name-complex="Times New Roman1" style:font-size-complex="14pt"/>
    </style:style>
    <style:style style:name="T7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8" style:family="text">
      <style:text-properties style:font-name="Times New Roman" fo:language="uk" fo:country="UA" style:font-name-complex="Times New Roman1"/>
    </style:style>
    <style:style style:name="T9" style:family="text">
      <style:text-properties style:font-name="Times New Roman" fo:language="uk" fo:country="UA" style:font-name-complex="Times New Roman1" style:font-weight-complex="bold"/>
    </style:style>
    <style:style style:name="T10" style:family="text">
      <style:text-properties style:font-name="Times New Roman" fo:language="uk" fo:country="UA" fo:font-weight="bold" style:font-weight-asian="bold" style:font-name-complex="Times New Roman1" style:font-weight-complex="bold"/>
    </style:style>
    <style:style style:name="T11" style:family="text">
      <style:text-properties style:font-name="Times New Roman" fo:language="uk" fo:country="UA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12" style:family="text">
      <style:text-properties style:font-name="Times New Roman" fo:language="uk" fo:country="UA" fo:font-style="normal" style:text-underline-style="none" fo:font-weight="normal" style:font-style-asian="normal" style:font-weight-asian="normal" style:font-name-complex="Times New Roman1" style:font-style-complex="normal" style:font-weight-complex="normal"/>
    </style:style>
    <style:style style:name="T13" style:family="text">
      <style:text-properties style:font-name="Times New Roman" style:font-name-complex="Times New Roman1"/>
    </style:style>
    <style:style style:name="T14" style:family="text">
      <style:text-properties style:font-name="Times New Roman" fo:language="en" fo:country="US" style:font-name-complex="Times New Roman1"/>
    </style:style>
    <style:style style:name="T15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16" style:family="text"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17" style:family="text">
      <style:text-properties fo:color="#00000a" style:font-name="Times New Roman" fo:language="uk" fo:country="UA" style:text-underline-style="solid" style:text-underline-width="auto" style:text-underline-color="font-color" style:font-name-complex="Times New Roman1"/>
    </style:style>
    <style:style style:name="T18" style:family="text">
      <style:text-properties fo:color="#00000a" style:font-name="Times New Roman" fo:font-size="16pt" style:text-underline-style="solid" style:text-underline-width="auto" style:text-underline-color="font-color" style:font-size-asian="16pt" style:font-name-complex="Times New Roman1"/>
    </style:style>
    <style:style style:name="T19" style:family="text">
      <style:text-properties fo:color="#00000a" style:font-name="Times New Roman" fo:font-size="16pt" fo:language="uk" fo:country="UA" style:text-underline-style="solid" style:text-underline-width="auto" style:text-underline-color="font-color" style:font-size-asian="16pt" style:font-name-complex="Times New Roman1"/>
    </style:style>
    <style:style style:name="T20" style:family="text">
      <style:text-properties fo:color="#00000a" style:font-name="Times New Roman" fo:font-size="16pt" fo:language="uk" fo:country="UA" style:text-underline-style="solid" style:text-underline-width="auto" style:text-underline-color="font-color" style:font-size-asian="16pt" style:font-name-complex="Times New Roman1" style:font-size-complex="11pt"/>
    </style:style>
    <style:style style:name="T21" style:family="text">
      <style:text-properties fo:color="#00000a" style:font-name="Times New Roman" fo:font-size="16pt" fo:language="uk" fo:country="UA" style:text-underline-style="solid" style:text-underline-width="auto" style:text-underline-color="font-color" fo:background-color="#ffffff" loext:char-shading-value="0" style:font-size-asian="16pt" style:font-name-complex="Times New Roman1" style:font-size-complex="16pt"/>
    </style:style>
    <style:style style:name="T22" style:family="text">
      <style:text-properties fo:color="#00000a" style:font-name="Times New Roman" fo:font-size="14pt" style:font-size-asian="14pt" style:font-name-complex="Times New Roman1" style:font-size-complex="14pt"/>
    </style:style>
    <style:style style:name="T23" style:family="text">
      <style:text-properties fo:color="#000000" fo:font-size="11pt" fo:language="uk" fo:country="UA" fo:font-weight="bold" style:font-size-asian="11pt" style:font-weight-asian="bold" style:font-size-complex="11pt"/>
    </style:style>
    <style:style style:name="T24" style:family="text">
      <style:text-properties fo:color="#000000" fo:font-size="11pt" style:font-size-asian="11pt" style:font-size-complex="11pt"/>
    </style:style>
    <style:style style:name="T25" style:family="text">
      <style:text-properties fo:color="#000000" fo:font-size="11pt" style:font-size-asian="11pt" style:font-size-complex="11pt" text:display="none"/>
    </style:style>
    <style:style style:name="T26" style:family="text">
      <style:text-properties fo:color="#000000" fo:font-size="11pt" fo:font-style="italic" style:font-size-asian="11pt" style:font-style-asian="italic" style:font-size-complex="11pt" style:font-style-complex="italic"/>
    </style:style>
    <style:style style:name="T27" style:family="text">
      <style:text-properties fo:color="#000000" style:text-position="super 58%" fo:font-size="11pt" fo:font-style="italic" style:font-size-asian="11pt" style:font-style-asian="italic" style:font-size-complex="11pt" style:font-style-complex="italic"/>
    </style:style>
    <style:style style:name="T28" style:family="text">
      <style:text-properties fo:color="#000000" style:font-name="Times New Roman" fo:font-size="8pt" fo:language="en" fo:country="US" style:font-size-asian="8pt" style:font-name-complex="Times New Roman1" style:font-size-complex="8pt"/>
    </style:style>
    <style:style style:name="T29" style:family="text">
      <style:text-properties fo:color="#000000" style:font-name="Times New Roman" fo:font-size="8pt" fo:language="en" fo:country="US" officeooo:rsid="0020c71d" style:font-size-asian="8pt" style:font-name-complex="Times New Roman1" style:font-size-complex="8pt"/>
    </style:style>
    <style:style style:name="T30" style:family="text">
      <style:text-properties fo:color="#000000" style:font-name="Times New Roman" fo:font-size="8pt" fo:language="en" fo:country="US" officeooo:rsid="00223114" style:font-size-asian="8pt" style:font-name-complex="Times New Roman1" style:font-size-complex="8pt"/>
    </style:style>
    <style:style style:name="T31" style:family="text">
      <style:text-properties fo:color="#000000" style:font-name="Times New Roman" fo:font-size="14pt" fo:language="uk" fo:country="UA" style:font-size-asian="14pt" style:font-name-complex="Times New Roman1" style:font-size-complex="12pt" style:font-weight-complex="bold"/>
    </style:style>
    <style:style style:name="T32" style:family="text">
      <style:text-properties fo:color="#000000" style:font-name="Times New Roman" fo:font-size="14pt" fo:language="uk" fo:country="UA" style:font-size-asian="14pt" style:font-name-complex="Times New Roman1" style:font-size-complex="12pt"/>
    </style:style>
    <style:style style:name="T33" style:family="text">
      <style:text-properties fo:color="#000000" style:font-name="Times New Roman" fo:font-size="14pt" style:font-size-asian="14pt" style:font-name-complex="Times New Roman1" style:font-size-complex="12pt"/>
    </style:style>
    <style:style style:name="fr1" style:family="graphic" style:parent-style-name="Formula">
      <style:graphic-properties style:vertical-pos="middle" style:vertical-rel="text" draw:ole-draw-aspect="1"/>
    </style:style>
    <style:style style:name="Sect1" style:family="section">
      <style:section-properties style:editable="false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2"/></text:p>
      <text:p text:style-name="P6"/>
      <text:p text:style-name="P6"/>
      <text:p text:style-name="P6"/>
      <text:p text:style-name="P6"/>
      <text:p text:style-name="P2"><text:span text:style-name="T5">Лабораторна робота № </text:span><text:span text:style-name="T7">1</text:span>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5"><text:tab/>Виконав:</text:span></text:p>
      <text:p text:style-name="P9"><text:span text:style-name="T2"><text:tab/>Студент ПМ-351</text:span></text:p>
      <text:p text:style-name="P9"><text:span text:style-name="T2"><text:tab/></text:span><text:span text:style-name="T3">Тітенко Д.С.</text:span></text:p>
      <text:p text:style-name="P9"><text:span text:style-name="T2"><text:tab/></text:span><text:span text:style-name="T5">Перевіри</text:span><text:span text:style-name="T7">в</text:span><text:span text:style-name="T5">:</text:span></text:p>
      <text:p text:style-name="P9"><text:span text:style-name="T2"><text:tab/>Юрчук І.А.</text:span></text:p>
      <text:p text:style-name="P10"><text:span text:style-name="T2"><text:tab/></text:span></text:p>
      <text:p text:style-name="P1"><text:span text:style-name="Заголовок_20_1_20_Знак"><text:span text:style-name="T19"/></text:span></text:p>
      <text:p text:style-name="P16"><text:bookmark-start text:name="_Toc464687854"/><text:span text:style-name="Заголовок_20_1_20_Знак"><text:span text:style-name="T18">Тема:</text:span></text:span><text:bookmark-end text:name="_Toc464687854"/><text:span text:style-name="T13"> </text:span><text:span text:style-name="T8">Побудова двомірних геометричних об</text:span><text:span text:style-name="T13">’</text:span><text:span text:style-name="T8">єктів.</text:span></text:p>
      <text:p text:style-name="P1"><text:bookmark-start text:name="_Toc464687855"/><text:span text:style-name="Заголовок_20_1_20_Знак"><text:span text:style-name="T18">Мета:</text:span></text:span><text:bookmark-end text:name="_Toc464687855"/><text:span text:style-name="Заголовок_20_1_20_Знак"><text:span text:style-name="T19"> </text:span></text:span><text:span text:style-name="T8">Вивчити афінні перетворення на площині та вміти застосовувати їх до геометричних конструкцій. Вміти реалізувати довільні рухи а площині як композицію повороту, масштабування, перенесення, та дзеркального відображення.</text:span></text:p>
      <text:h text:style-name="Heading_20_1" text:outline-level="1"><text:bookmark-start text:name="_Toc464687856"/><text:span text:style-name="T19">Завдання:</text:span><text:bookmark-end text:name="_Toc464687856"/></text:h>
      <text:list xml:id="list4623925364619808227" text:style-name="WWNum4">
        <text:list-item>
          <text:p text:style-name="P20"><text:span text:style-name="T8">Вивчити всі типи афінних перетворень на площині та їх матричне представлення в однорідних координатах.</text:span></text:p>
        </text:list-item>
        <text:list-item>
          <text:p text:style-name="P20"><text:span text:style-name="T8">Створити програмне забезпечення для реалізації повороту, зсуву, непропорційного розтягу (стиску) та дзеркального відображення відносно прямої Ах + Ву +С = 0геометричного об</text:span><text:span text:style-name="T13">’</text:span><text:span text:style-name="T8">єкту </text:span><text:span text:style-name="T14">G</text:span><text:span text:style-name="T8">, де </text:span><text:span text:style-name="T14">G</text:span><text:span text:style-name="T8"> визначений для кожного студента окремо згідно його варіанту дотримуючись наступних вимог:</text:span></text:p>
        </text:list-item>
      </text:list>
      <text:list xml:id="list335962582809226317" text:style-name="WWNum5">
        <text:list-item>
          <text:p text:style-name="P21"><text:span text:style-name="T9">Значення параметрів А, В та С задаються користувачем.</text:span></text:p>
        </text:list-item>
        <text:list-item>
          <text:p text:style-name="P21"><text:span text:style-name="T9">Розмір та координати вузлів </text:span><text:span text:style-name="T8">об</text:span><text:span text:style-name="T13">’</text:span><text:span text:style-name="T8">єкту </text:span><text:span text:style-name="T14">G</text:span><text:span text:style-name="T8"> автор програми визначає на свій розсуд, виходячи з параметрів монітору та естетичних міркувань.</text:span></text:p>
        </text:list-item>
      </text:list>
      <text:p text:style-name="Standard"><text:span text:style-name="T11">ОБ</text:span><text:span text:style-name="T16">’</text:span><text:span text:style-name="T11">ЄКТ </text:span><text:span text:style-name="T15">G</text:span><text:span text:style-name="T12"> - </text:span><text:span text:style-name="T2"><text:s/></text:span><text:span text:style-name="T4">прямокутна </text:span><text:span text:style-name="T2">трапеція</text:span></text:p>
      <text:h text:style-name="Heading_20_1" text:outline-level="1"><text:bookmark-start text:name="_Toc464687857"/><text:span text:style-name="T21">Теоретичні відомості</text:span><text:bookmark-end text:name="_Toc464687857"/></text:h>
      <text:p text:style-name="P23"><text:span text:style-name="T23">Афінні перетворення</text:span></text:p>
      <text:p text:style-name="P23"><text:span text:style-name="T24">Зазвичай</text:span><text:span text:style-name="apple-converted-space"><text:span text:style-name="T24"> </text:span></text:span><text:a xlink:type="simple" xlink:href="https://uk.wikipedia.org/wiki/%D0%9B%D1%96%D0%BD%D1%96%D0%B9%D0%BD%D0%B0_%D0%B0%D0%BB%D0%B3%D0%B5%D0%B1%D1%80%D0%B0" text:style-name="Internet_20_link" text:visited-style-name="Visited_20_Internet_20_Link"><text:span text:style-name="T24">лінійна алгебра</text:span></text:a><text:span text:style-name="apple-converted-space"><text:span text:style-name="T24"> </text:span></text:span><text:span text:style-name="T24">використовує матриці для представлення</text:span><text:span text:style-name="apple-converted-space"><text:span text:style-name="T24"> </text:span></text:span><text:span text:style-name="T24">лінійних перетворень, і векторну суму для представлення</text:span><text:span text:style-name="apple-converted-space"><text:span text:style-name="T24"> </text:span></text:span><text:span text:style-name="T24">паралельних перенесень. За допомогою розширеної матриці</text:span><text:span text:style-name="apple-converted-space"><text:span text:style-name="T24"> </text:span></text:span><text:span text:style-name="T24">можливо представити і те, і те як матричний добуток. Ця техніка вимагає розширити всі вектори додаванням «1» в кінці, всі матриці розширюються додаванням рядка нулів знизу, і колонки — вектора переноса — справа, а також одиниці в нижній правий кут. </text:span><text:span text:style-name="mwe-math-mathml-inline"><text:span text:style-name="T25">{\displaystyle {\vec {y}}=A{\vec {x}}+{\vec {b}}.}</text:span></text:span></text:p>
      <text:p text:style-name="P23"><text:span text:style-name="T24">Таке представлення показує набір оборотних афінних перетворень як</text:span><text:span text:style-name="apple-converted-space"><text:span text:style-name="T24"> </text:span></text:span><text:a xlink:type="simple" xlink:href="https://uk.wikipedia.org/wiki/%D0%9D%D0%B0%D0%BF%D1%96%D0%B2%D0%BF%D1%80%D1%8F%D0%BC%D0%B8%D0%B9_%D0%B4%D0%BE%D0%B1%D1%83%D1%82%D0%BE%D0%BA" text:style-name="Internet_20_link" text:visited-style-name="Visited_20_Internet_20_Link"><text:span text:style-name="T24">напівпрямий добуток</text:span></text:a><text:span text:style-name="apple-converted-space"><text:span text:style-name="T24"> </text:span></text:span><text:span text:style-name="T26">K</text:span><text:span text:style-name="T27">n</text:span><text:span text:style-name="apple-converted-space"><text:span text:style-name="T24"> </text:span></text:span><text:span text:style-name="T24">і GL(</text:span><text:span text:style-name="T26">n</text:span><text:span text:style-name="T24">,</text:span><text:span text:style-name="apple-converted-space"><text:span text:style-name="T24"> </text:span></text:span><text:span text:style-name="T26">k</text:span><text:span text:style-name="T24">). Афінні перетворення утворюють</text:span><text:span text:style-name="apple-converted-space"><text:span text:style-name="T24"> </text:span></text:span><text:a xlink:type="simple" xlink:href="https://uk.wikipedia.org/wiki/%D0%93%D1%80%D1%83%D0%BF%D0%B0_(%D0%B0%D0%BB%D0%B3%D0%B5%D0%B1%D1%80%D0%B0)" text:style-name="Internet_20_link" text:visited-style-name="Visited_20_Internet_20_Link"><text:span text:style-name="T24">групу</text:span></text:a><text:span text:style-name="apple-converted-space"><text:span text:style-name="T24"> </text:span></text:span><text:span text:style-name="T24">щодо операції</text:span><text:span text:style-name="apple-converted-space"><text:span text:style-name="T24"> </text:span></text:span><text:span text:style-name="T24">композиції відображень. Ця група називається афінною групою.</text:span></text:p>
      <text:p text:style-name="P23"><text:span text:style-name="T24">Зазвичай матрично-векторний добуток завжди відображає початок координат на початок координат, і, таким чином, не може представляти перенесення, яке обов'язково переносить початок координат в іншу точку. Додаванням «1» до кожного вектора, вважаємо простір відображенним на підмножину простору з одним додатковим виміром. В цьому просторі, початковий простір займає підмножину в якій останній індекс 1. Таким чином початок координат початкового простору буде знаходитися в (0,0, … 0, 1). Перенесення всередині початкового простору в термінах лінійного перетворення простору з більшою кількістю вимірів стає можливим. Це є приклад</text:span><text:span text:style-name="apple-converted-space"><text:span text:style-name="T24"> </text:span></text:span><text:span text:style-name="T24">однорідних координат.</text:span></text:p>
      <text:p text:style-name="P23"><text:span text:style-name="T24">Перевагою використання однорідних координат є те, що можливо комбінувати будь-яку кількість перетворень в одне шляхом перемноження матриць. Ця можливість використовується графічними програмами.</text:span></text:p>
      <text:p text:style-name="P7"><text:bookmark text:name="_GoBack"/></text:p>
      <text:p text:style-name="P7"/>
      <text:h text:style-name="Heading_20_1" text:outline-level="1"><text:bookmark-start text:name="_Toc464687858"/><text:soft-page-break/><text:span text:style-name="T20">Виконання роботи</text:span><text:bookmark-end text:name="_Toc464687858"/></text:h>
      <text:h text:style-name="Heading_20_2" text:outline-level="2"><text:bookmark-start text:name="_Toc464687859"/><text:span text:style-name="T22">Код програми:</text:span><text:bookmark-end text:name="_Toc464687859"/></text:h>
      <text:section text:style-name="Sect1" text:name="TextSection">
        <text:p text:style-name="P13"><text:span text:style-name="T28">//</text:span><text:span text:style-name="T29">file __init__.py</text:span></text:p>
        <text:p text:style-name="P13"><text:span text:style-name="T28">from .dialog import Ui_Dialog</text:span></text:p>
        <text:p text:style-name="P13"><text:span text:style-name="T28">from PyQt5 import QtGui, Qt, QtCore, QtWidgets</text:span></text:p>
        <text:p text:style-name="P13"><text:span text:style-name="T28">from PyQt5.QtCore import QObject, pyqtSlot</text:span></text:p>
        <text:p text:style-name="P13"><text:span text:style-name="T28">import os, sys, logging</text:span></text:p>
        <text:p text:style-name="P13"><text:span text:style-name="T28">import numpy as np</text:span></text:p>
        <text:p text:style-name="P13"><text:span text:style-name="T28">from transformation import Transform</text:span></text:p>
        <text:p text:style-name="P13"><text:span text:style-name="T28"/></text:p>
        <text:p text:style-name="P13"><text:span text:style-name="T28">class MyDialog(Ui_Dialog):</text:span></text:p>
        <text:p text:style-name="P13"><text:span text:style-name="T28"><text:tab/>"""docstring for MyDialog"""</text:span></text:p>
        <text:p text:style-name="P13"><text:span text:style-name="T28"><text:tab/>def __init__(self, parent):</text:span></text:p>
        <text:p text:style-name="P13"><text:span text:style-name="T28"><text:tab/><text:tab/>super(MyDialog, self).__init__()</text:span></text:p>
        <text:p text:style-name="P13"><text:span text:style-name="T28"><text:tab/><text:tab/>self.setupUi(parent)</text:span></text:p>
        <text:p text:style-name="P13"><text:span text:style-name="T28"><text:tab/><text:tab/>logging.basicConfig(stream = sys.stderr, level = logging.DEBUG)</text:span></text:p>
        <text:p text:style-name="P13"><text:span text:style-name="T28"><text:tab/><text:tab/>self.splitter.setSizes([self.width() * 0.60, self.width() * 0.4])</text:span></text:p>
        <text:p text:style-name="P13"><text:span text:style-name="T28"><text:tab/><text:tab/>self.drawButton.clicked.connect(self.drawButtonClickedHandler)</text:span></text:p>
        <text:p text:style-name="P13"><text:span text:style-name="T28"><text:tab/><text:tab/>self.rotateButton.clicked.connect(self.rotateButtonClickedHandler)</text:span></text:p>
        <text:p text:style-name="P13"><text:span text:style-name="T28"><text:tab/><text:tab/>self.translateButton.clicked.connect(self.translateButtonClickedHandler)</text:span></text:p>
        <text:p text:style-name="P13"><text:span text:style-name="T28"><text:tab/><text:tab/>self.symmetryButton.clicked.connect(self.symmetryButtonClickedHandler)</text:span></text:p>
        <text:p text:style-name="P13"><text:span text:style-name="T28"><text:tab/><text:tab/>self.lockBox.stateChanged.connect(self.lockBoxStateChangededHandler)</text:span></text:p>
        <text:p text:style-name="P13"><text:span text:style-name="T28"><text:tab/><text:tab/>self.yScaleSlider.valueChanged.connect(self.scaleSliderValueChangedHandler)</text:span></text:p>
        <text:p text:style-name="P13"><text:span text:style-name="T28"><text:tab/><text:tab/>self.xScaleSlider.valueChanged.connect(self.scaleSliderValueChangedHandler)</text:span></text:p>
        <text:p text:style-name="P13"><text:span text:style-name="T28"><text:tab/><text:tab/>self.xScale = 1</text:span></text:p>
        <text:p text:style-name="P13"><text:span text:style-name="T28"><text:tab/><text:tab/>self.yScale = 1</text:span></text:p>
        <text:p text:style-name="P13"><text:span text:style-name="T28"><text:tab/><text:tab/>self.figures =<text:tab/>np.array([</text:span></text:p>
        <text:p text:style-name="P13"><text:span text:style-name="T28"><text:tab/><text:tab/><text:tab/><text:tab/><text:tab/><text:tab/><text:tab/><text:tab/><text:tab/>[</text:span></text:p>
        <text:p text:style-name="P13"><text:span text:style-name="T28"><text:tab/><text:tab/><text:tab/><text:tab/><text:tab/><text:tab/><text:tab/><text:tab/><text:tab/><text:tab/>QtCore.QPointF(10, 10),<text:tab/>QtCore.QPointF(110, 10),</text:span></text:p>
        <text:p text:style-name="P13"><text:span text:style-name="T28"><text:tab/><text:tab/><text:tab/><text:tab/><text:tab/><text:tab/><text:tab/><text:tab/><text:tab/><text:tab/>QtCore.QPointF(160, 110), QtCore.QPointF(10, 110),</text:span></text:p>
        <text:p text:style-name="P13"><text:span text:style-name="T28"><text:tab/><text:tab/><text:tab/><text:tab/><text:tab/><text:tab/><text:tab/><text:tab/><text:tab/><text:tab/>QtCore.QPointF(10, 10)</text:span></text:p>
        <text:p text:style-name="P13"><text:span text:style-name="T28"><text:tab/><text:tab/><text:tab/><text:tab/><text:tab/><text:tab/><text:tab/><text:tab/><text:tab/>]</text:span></text:p>
        <text:p text:style-name="P13"><text:span text:style-name="T28"><text:tab/><text:tab/><text:tab/><text:tab/><text:tab/><text:tab/><text:tab/><text:tab/>])</text:span></text:p>
        <text:p text:style-name="P13"><text:span text:style-name="T28"/></text:p>
        <text:p text:style-name="P13"><text:span text:style-name="T28"><text:tab/>def drawButtonClickedHandler(self):</text:span></text:p>
        <text:p text:style-name="P13"><text:span text:style-name="T28"><text:tab/><text:tab/>self.xScaleSlider.setValue(self.xScaleSlider.maximum() / 2.)</text:span></text:p>
        <text:p text:style-name="P13"><text:span text:style-name="T28"><text:tab/><text:tab/>self.yScaleSlider.setValue(self.yScaleSlider.maximum() / 2.)</text:span></text:p>
        <text:p text:style-name="P13"><text:span text:style-name="T28"><text:tab/><text:tab/>self.currPolygonF = QtGui.QPolygonF(self.figures[0].copy())</text:span></text:p>
        <text:p text:style-name="P13"><text:span text:style-name="T28"><text:tab/><text:tab/>scene = QtWidgets.QGraphicsScene(0, 0, 10000, 10000)</text:span></text:p>
        <text:p text:style-name="P13"><text:span text:style-name="T28"><text:tab/><text:tab/>scene.addPolygon(self.currPolygonF)</text:span></text:p>
        <text:p text:style-name="P13"><text:span text:style-name="T28"><text:tab/><text:tab/>self.graphicsView.setScene(scene)</text:span></text:p>
        <text:p text:style-name="P13"><text:span text:style-name="T28"/></text:p>
        <text:p text:style-name="P13"><text:span text:style-name="T28"><text:tab/>def scaleSliderValueChangedHandler(self, *args, **kwargs):</text:span></text:p>
        <text:p text:style-name="P13"><text:span text:style-name="T28"><text:tab/><text:tab/>dx = self.currPolygonF[0].x()</text:span></text:p>
        <text:p text:style-name="P13"><text:span text:style-name="T28"><text:tab/><text:tab/>dy = self.currPolygonF[0].y()</text:span></text:p>
        <text:p text:style-name="P13"><text:span text:style-name="T28"><text:tab/><text:tab/>self.currPolygonF = Transform.applyTransformation(self.currPolygonF, Transform.translate(-dx, -dy))</text:span></text:p>
        <text:p text:style-name="P13"><text:span text:style-name="T28"><text:tab/><text:tab/>self.currPolygonF = Transform.applyTransformation(self.currPolygonF, Transform.scale(1. / self.xScale, 1. / self.yScale))</text:span></text:p>
        <text:p text:style-name="P13"><text:span text:style-name="T28"><text:tab/><text:tab/>self.xScale = self.xScaleSlider.value() / (self.xScaleSlider.maximum() / 2.)</text:span></text:p>
        <text:p text:style-name="P13"><text:span text:style-name="T28"><text:tab/><text:tab/>self.yScale = self.yScaleSlider.value() / (self.yScaleSlider.maximum() / 2.)</text:span></text:p>
        <text:p text:style-name="P13"><text:span text:style-name="T28"><text:tab/><text:tab/>scene = self.graphicsView.scene()</text:span></text:p>
        <text:p text:style-name="P13"><text:span text:style-name="T28"><text:tab/><text:tab/>scene.clear()</text:span></text:p>
        <text:p text:style-name="P13"><text:span text:style-name="T28"><text:tab/><text:tab/>self.currPolygonF = Transform.applyTransformation(self.currPolygonF, Transform.scale(self.xScale, self.yScale))</text:span></text:p>
        <text:p text:style-name="P13"><text:span text:style-name="T28"><text:tab/><text:tab/>self.currPolygonF = Transform.applyTransformation(self.currPolygonF, Transform.translate(dx, dy))</text:span></text:p>
        <text:p text:style-name="P13"><text:span text:style-name="T28"><text:tab/><text:tab/>scene.addPolygon(self.currPolygonF)</text:span></text:p>
        <text:p text:style-name="P13"><text:span text:style-name="T28"/></text:p>
        <text:p text:style-name="P13"><text:span text:style-name="T28"><text:tab/>def lockBoxStateChangededHandler(self, *args, **kwargs):</text:span></text:p>
        <text:p text:style-name="P13"><text:span text:style-name="T28"><text:tab/><text:tab/>if self.lockBox.isChecked():</text:span></text:p>
        <text:p text:style-name="P13"><text:span text:style-name="T28"><text:tab/><text:tab/><text:tab/>self.xScaleSlider.valueChanged.connect(self.yScaleSlider.setValue)</text:span></text:p>
        <text:p text:style-name="P13"><text:span text:style-name="T28"><text:tab/><text:tab/>else:</text:span></text:p>
        <text:p text:style-name="P13"><text:span text:style-name="T28"><text:tab/><text:tab/><text:tab/>self.xScaleSlider.valueChanged.disconnect(self.yScaleSlider.setValue)</text:span></text:p>
        <text:p text:style-name="P13"><text:span text:style-name="T28"/></text:p>
        <text:p text:style-name="P13"><text:span text:style-name="T28"><text:tab/>def translateButtonClickedHandler(self):</text:span></text:p>
        <text:p text:style-name="P13"><text:span text:style-name="T28"><text:tab/><text:tab/>'''Handler for translate button's click event'''</text:span></text:p>
        <text:p text:style-name="P13"><text:span text:style-name="T28"><text:tab/><text:tab/>dx = np.float(self.dxTranslateEdit.text())</text:span></text:p>
        <text:p text:style-name="P13"><text:span text:style-name="T28"><text:tab/><text:tab/>dy = np.float(self.dyTranslateEdit.text())</text:span></text:p>
        <text:p text:style-name="P13"><text:span text:style-name="T28"><text:tab/><text:tab/>scene = self.graphicsView.scene()</text:span></text:p>
        <text:p text:style-name="P13"><text:span text:style-name="T28"><text:tab/><text:tab/>scene.clear()</text:span></text:p>
        <text:p text:style-name="P13"><text:span text:style-name="T28"><text:tab/><text:tab/>logging.debug("dx = " + str(dx) + "<text:tab/>type: " + str(type(dx)))</text:span></text:p>
        <text:p text:style-name="P13"><text:span text:style-name="T28"><text:tab/><text:tab/>logging.debug("dy = " + str(dy) + "<text:tab/>type: " + str(type(dy)) + "\n")</text:span></text:p>
        <text:p text:style-name="P13"><text:span text:style-name="T28"><text:tab/><text:tab/>self.currPolygonF = Transform.applyTransformation(self.currPolygonF, Transform.translate(dx, dy))</text:span></text:p>
        <text:p text:style-name="P13"><text:span text:style-name="T28"><text:tab/><text:tab/>scene.addPolygon(self.currPolygonF)</text:span></text:p>
        <text:p text:style-name="P13"><text:soft-page-break/><text:span text:style-name="T28"/></text:p>
        <text:p text:style-name="P13"><text:span text:style-name="T28"/></text:p>
        <text:p text:style-name="P13"><text:span text:style-name="T28"><text:tab/>def rotateButtonClickedHandler(self):</text:span></text:p>
        <text:p text:style-name="P13"><text:span text:style-name="T28"><text:tab/><text:tab/>dx = np.float(self.xRotateEdit.text())</text:span></text:p>
        <text:p text:style-name="P13"><text:span text:style-name="T28"><text:tab/><text:tab/>dy = np.float(self.yRotateEdit.text())</text:span></text:p>
        <text:p text:style-name="P13"><text:span text:style-name="T28"><text:tab/><text:tab/>teta = np.deg2rad(np.float(self.tetaRotateEdit.text()))</text:span></text:p>
        <text:p text:style-name="P13"><text:span text:style-name="T28"><text:tab/><text:tab/>scene = self.graphicsView.scene()</text:span></text:p>
        <text:p text:style-name="P13"><text:span text:style-name="T28"><text:tab/><text:tab/>scene.clear()</text:span></text:p>
        <text:p text:style-name="P13"><text:span text:style-name="T28"><text:tab/><text:tab/>logging.debug("dx = " + str(dx) + "<text:tab/>type: " + str(type(dx)))</text:span></text:p>
        <text:p text:style-name="P13"><text:span text:style-name="T28"><text:tab/><text:tab/>logging.debug("dy = " + str(dy) + "<text:tab/>type: " + str(type(dy)))</text:span></text:p>
        <text:p text:style-name="P13"><text:span text:style-name="T28"><text:tab/><text:tab/>logging.debug("teta = " + str(teta) + "<text:tab/>type: " + str(type(teta)) + "\n")</text:span></text:p>
        <text:p text:style-name="P13"><text:span text:style-name="T28"><text:tab/><text:tab/>self.currPolygonF = Transform.applyTransformation(self.currPolygonF, Transform.translate(-dx, -dy))</text:span></text:p>
        <text:p text:style-name="P13"><text:span text:style-name="T28"><text:tab/><text:tab/>self.currPolygonF = Transform.applyTransformation(self.currPolygonF, Transform.rotate(teta))</text:span></text:p>
        <text:p text:style-name="P13"><text:span text:style-name="T28"><text:tab/><text:tab/>self.currPolygonF = Transform.applyTransformation(self.currPolygonF, Transform.translate(dx, dy))</text:span></text:p>
        <text:p text:style-name="P13"><text:span text:style-name="T28"><text:tab/><text:tab/>scene.addPolygon(self.currPolygonF)</text:span></text:p>
        <text:p text:style-name="P13"><text:span text:style-name="T28"/></text:p>
        <text:p text:style-name="P13"><text:span text:style-name="T28"/></text:p>
        <text:p text:style-name="P13"><text:span text:style-name="T28"><text:tab/>def symmetryButtonClickedHandler(self):</text:span></text:p>
        <text:p text:style-name="P13"><text:span text:style-name="T28"><text:tab/><text:tab/>x1 = np.float(self.x1SymEdit.text())</text:span></text:p>
        <text:p text:style-name="P13"><text:span text:style-name="T28"><text:tab/><text:tab/>x0 = np.float(self.x0SymEdit.text())</text:span></text:p>
        <text:p text:style-name="P13"><text:span text:style-name="T28"><text:tab/><text:tab/>y1 = np.float(self.y1SymEdit.text())</text:span></text:p>
        <text:p text:style-name="P13"><text:span text:style-name="T28"><text:tab/><text:tab/>y0 = np.float(self.y0SymEdit.text())</text:span></text:p>
        <text:p text:style-name="P13"><text:span text:style-name="T28"><text:tab/><text:tab/>qLineF = QtCore.QLineF(x0, y0, x1, y1)</text:span></text:p>
        <text:p text:style-name="P13"><text:span text:style-name="T28"><text:tab/><text:tab/>symPolygon = Transform.symmetry (self.currPolygonF, qLineF)</text:span></text:p>
        <text:p text:style-name="P13"><text:span text:style-name="T28"><text:tab/><text:tab/>scene = self.graphicsView.scene()</text:span></text:p>
        <text:p text:style-name="P13"><text:span text:style-name="T28"><text:tab/><text:tab/>scene.addLine(qLineF)</text:span></text:p>
        <text:p text:style-name="P13"><text:span text:style-name="T28"><text:tab/><text:tab/>scene.addPolygon(symPolygon)</text:span></text:p>
        <text:p text:style-name="P13"><text:span text:style-name="T28"/></text:p>
        <text:p text:style-name="P15"><text:span text:style-name="T28">//file transformation.py</text:span></text:p>
        <text:p text:style-name="P14"><text:span text:style-name="T28">from PyQt5 import QtGui, QtCore, QtWidgets</text:span></text:p>
        <text:p text:style-name="P14"><text:span text:style-name="T28">import numpy as np</text:span></text:p>
        <text:p text:style-name="P14"><text:span text:style-name="T28"/></text:p>
        <text:p text:style-name="P14"><text:span text:style-name="T28">class Transform(object):</text:span></text:p>
        <text:p text:style-name="P14"><text:span text:style-name="T28"><text:tab/>"""docstring for Tramsform"""</text:span></text:p>
        <text:p text:style-name="P14"><text:span text:style-name="T28"><text:tab/>def __init__(self, arg):</text:span></text:p>
        <text:p text:style-name="P14"><text:span text:style-name="T28"><text:tab/><text:tab/>super(Tramsform, self).__init__()</text:span></text:p>
        <text:p text:style-name="P14"><text:span text:style-name="T28"><text:tab/><text:tab/>self.arg = arg</text:span></text:p>
        <text:p text:style-name="P14"><text:span text:style-name="T28"/></text:p>
        <text:p text:style-name="P14"><text:span text:style-name="T28"><text:tab/>@staticmethod</text:span></text:p>
        <text:p text:style-name="P14"><text:span text:style-name="T28"><text:tab/>def rotate(teta):</text:span></text:p>
        <text:p text:style-name="P14"><text:span text:style-name="T28"><text:tab/><text:tab/>matrix = np.array([<text:tab/>[<text:tab/>np.cos(teta),<text:tab/>np.sin(-teta),<text:tab/>0<text:tab/>],</text:span></text:p>
        <text:p text:style-name="P14"><text:span text:style-name="T28"><text:tab/><text:tab/><text:tab/><text:tab/><text:tab/><text:tab/><text:tab/>[<text:tab/>np.sin(teta),<text:tab/>np.cos(teta),<text:tab/>0<text:tab/>],</text:span></text:p>
        <text:p text:style-name="P14"><text:span text:style-name="T28"><text:tab/><text:tab/><text:tab/><text:tab/><text:tab/><text:tab/><text:tab/>[<text:tab/>0,<text:tab/><text:tab/><text:tab/><text:tab/>0,<text:tab/><text:tab/><text:tab/><text:tab/>1<text:tab/>]])</text:span></text:p>
        <text:p text:style-name="P14"><text:span text:style-name="T28"><text:tab/><text:tab/>return matrix</text:span></text:p>
        <text:p text:style-name="P14"><text:span text:style-name="T28"/></text:p>
        <text:p text:style-name="P14"><text:span text:style-name="T28"><text:tab/>@staticmethod</text:span></text:p>
        <text:p text:style-name="P14"><text:span text:style-name="T28"><text:tab/>def translate(dx, dy):</text:span></text:p>
        <text:p text:style-name="P14"><text:span text:style-name="T28"><text:tab/><text:tab/>matrix = np.array([<text:tab/>[<text:tab/>1,<text:tab/>0,<text:tab/>dx<text:tab/>],</text:span></text:p>
        <text:p text:style-name="P14"><text:span text:style-name="T28"><text:tab/><text:tab/><text:tab/><text:tab/><text:tab/><text:tab/><text:tab/>[<text:tab/>0,<text:tab/>1,<text:tab/>dy<text:tab/>],</text:span></text:p>
        <text:p text:style-name="P14"><text:span text:style-name="T28"><text:tab/><text:tab/><text:tab/><text:tab/><text:tab/><text:tab/><text:tab/>[<text:tab/>0,<text:tab/>0,<text:tab/>1<text:tab/>]])</text:span></text:p>
        <text:p text:style-name="P14"><text:span text:style-name="T28"><text:tab/><text:tab/>return matrix</text:span></text:p>
        <text:p text:style-name="P14"><text:span text:style-name="T28"/></text:p>
        <text:p text:style-name="P14"><text:span text:style-name="T28"><text:tab/>@staticmethod</text:span></text:p>
        <text:p text:style-name="P14"><text:span text:style-name="T28"><text:tab/>def scale(xs, ys):</text:span></text:p>
        <text:p text:style-name="P14"><text:span text:style-name="T28"><text:tab/><text:tab/>matrix = np.array([<text:tab/>[<text:tab/>1 * xs,<text:tab/>0,<text:tab/><text:tab/>0<text:tab/>],</text:span></text:p>
        <text:p text:style-name="P14"><text:span text:style-name="T28"><text:tab/><text:tab/><text:tab/><text:tab/><text:tab/><text:tab/><text:tab/>[<text:tab/>0,<text:tab/><text:tab/>1 * ys,<text:tab/>0<text:tab/>],</text:span></text:p>
        <text:p text:style-name="P14"><text:span text:style-name="T28"><text:tab/><text:tab/><text:tab/><text:tab/><text:tab/><text:tab/><text:tab/>[<text:tab/>0,<text:tab/><text:tab/>0,<text:tab/><text:tab/>1<text:tab/>]])</text:span></text:p>
        <text:p text:style-name="P14"><text:span text:style-name="T28"><text:tab/><text:tab/>return matrix</text:span></text:p>
        <text:p text:style-name="P14"><text:span text:style-name="T28"/></text:p>
        <text:p text:style-name="P14"><text:span text:style-name="T28"><text:tab/>@staticmethod</text:span></text:p>
        <text:p text:style-name="P14"><text:span text:style-name="T28"><text:tab/>def calculateSymmetryCoordinates(qPointF, qLineF):</text:span></text:p>
        <text:p text:style-name="P14"><text:span text:style-name="T28"><text:tab/><text:tab/>A = qLineF.p1()</text:span></text:p>
        <text:p text:style-name="P14"><text:span text:style-name="T28"><text:tab/><text:tab/>B = qLineF.p2()</text:span></text:p>
        <text:p text:style-name="P14"><text:span text:style-name="T28"><text:tab/><text:tab/>k = ((B.y() - A.y()) * (qPointF.x()-A.x()) - (B.x() - A.x()) * (qPointF.y() - A.y())) / ((B.y() - A.y())**2 + (B.x() - A.x())**2)</text:span></text:p>
        <text:p text:style-name="P14"><text:span text:style-name="T28"><text:tab/><text:tab/>onLine = QtCore.QPointF(qPointF.x() - k * (B.y() - A.y()), qPointF.y() + k * (B.x() - A.x()))</text:span></text:p>
        <text:p text:style-name="P14"><text:span text:style-name="T28"><text:tab/><text:tab/>symPoint = 2 * onLine - qPointF</text:span></text:p>
        <text:p text:style-name="P14"><text:span text:style-name="T28"><text:tab/><text:tab/>return symPoint</text:span></text:p>
        <text:p text:style-name="P14"><text:span text:style-name="T28"/></text:p>
        <text:p text:style-name="P14"><text:span text:style-name="T28"><text:tab/>@staticmethod</text:span></text:p>
        <text:p text:style-name="P14"><text:span text:style-name="T28"><text:tab/>def symmetry (qPolygonF, qLineF):</text:span></text:p>
        <text:p text:style-name="P14"><text:span text:style-name="T28"><text:tab/><text:tab/>sP = QtGui.QPolygonF()</text:span></text:p>
        <text:p text:style-name="P14"><text:span text:style-name="T28"><text:tab/><text:tab/>for qPointF in qPolygonF:</text:span></text:p>
        <text:p text:style-name="P14"><text:span text:style-name="T28"><text:tab/><text:tab/><text:tab/>sP.append(Transform.calculateSymmetryCoordinates(qPointF, qLineF))</text:span></text:p>
        <text:p text:style-name="P14"><text:span text:style-name="T28"><text:tab/><text:tab/>return sP<text:tab/></text:span></text:p>
        <text:p text:style-name="P14"><text:span text:style-name="T28"/></text:p>
        <text:p text:style-name="P14"><text:span text:style-name="T28"><text:tab/>@staticmethod</text:span></text:p>
        <text:p text:style-name="P14"><text:span text:style-name="T28"><text:tab/>def applyTransformation(qPolygonF, matrix):</text:span></text:p>
        <text:p text:style-name="P14"><text:span text:style-name="T28"><text:tab/><text:tab/>newPolygonF = QtGui.QPolygonF()</text:span></text:p>
        <text:p text:style-name="P14"><text:span text:style-name="T28"><text:tab/><text:tab/>for qPointF in qPolygonF:</text:span></text:p>
        <text:p text:style-name="P14"><text:span text:style-name="T28"><text:tab/><text:tab/><text:tab/>point = np.dot(matrix, [qPointF.x(), qPointF.y(), 1])[0:2]</text:span></text:p>
        <text:p text:style-name="P14"><text:span text:style-name="T28"><text:tab/><text:tab/><text:tab/>newPolygonF.append(QtCore.QPointF(point[0], point[1]))</text:span></text:p>
        <text:p text:style-name="P14"><text:span text:style-name="T28"><text:tab/><text:tab/>return newPolygonF</text:span></text:p>
        <text:p text:style-name="P14"><text:span text:style-name="T28"/></text:p>
        <text:p text:style-name="P14"><text:span text:style-name="T28"/></text:p>
        <text:p text:style-name="P12"><text:span text:style-name="T30"><text:tab/><text:tab/></text:span></text:p>
      </text:section>
      <text:h text:style-name="P19" text:outline-level="1"><text:bookmark-start text:name="_Toc464687861"/><text:span text:style-name="T19">Висновки:</text:span><text:bookmark-end text:name="_Toc464687861"/></text:h>
      <text:list xml:id="list7502549640261829413" text:style-name="WWNum3">
        <text:list-item>
          <text:p text:style-name="P22"><text:span text:style-name="T31">Під час виконання лабораторної роботи я розглянув та вивчив афінні перетворення . В своїй роботі я </text:span><text:span text:style-name="T32">реалізував її алгоритми.</text:span></text:p>
        </text:list-item>
        <text:list-item>
          <text:p text:style-name="P22"><text:span text:style-name="T32">В моєму програмному забезпечені алгоритм </text:span><text:span text:style-name="T31">афінні перетворення</text:span><text:span text:style-name="T32"> використовуються для дій над заданим точками об</text:span><text:span text:style-name="T33">’</text:span><text:span text:style-name="T32">єктом.</text:span></text:p>
        </text:list-item>
        <text:list-item>
          <text:p text:style-name="P22"><text:span text:style-name="T1">Після реалізації програмного забезпечення я провів його тестування та прийшов до висновків що воно є досить швидким та використовує дуже мало ресурсів комп’ютера.</text:span></text:p>
        </text:list-item>
        <text:list-item>
          <text:p text:style-name="P22"><text:span text:style-name="T1">Розглянувши та проаналізувавши результати тестування а також код програмного забезпечення, я встановив обчислювальну складність алгоритму яка дорівнює</text:span><text:span text:style-name="T1"><draw:frame draw:style-name="fr1" draw:name="Object1" text:anchor-type="as-char" svg:width="0.428in" svg:height="0.1992in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6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OC_20_Heading" style:display-name="TOC Heading" style:family="paragraph" style:parent-style-name="Heading_20_1" style:default-outline-level="">
      <style:text-properties style:language-asian="ru" style:country-asian="RU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Footnote" style:family="paragraph" style:parent-style-name="Standard" style:class="extra"/>
    <style:style style:name="Header_20_left" style:display-name="Header left" style:family="paragraph" style:parent-style-name="Standard" style:class="extra"/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mwe-math-mathml-inline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 fo:font-size="16pt" style:font-size-asian="14pt" style:font-size-complex="14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line-height="150%" fo:text-align="center" style:justify-single-word="false" style:page-number="auto"/>
      <style:text-properties officeooo:paragraph-rsid="002759d3"/>
    </style:style>
    <style:style style:name="MP2" style:family="paragraph" style:parent-style-name="Standard">
      <style:paragraph-properties fo:line-height="150%" fo:text-align="center" style:justify-single-word="false"/>
      <style:text-properties officeooo:paragraph-rsid="002759d3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Standard">
      <style:paragraph-properties fo:text-align="center" style:justify-single-word="false">
        <style:tab-stops>
          <style:tab-stop style:position="4.7252in"/>
        </style:tab-stops>
      </style:paragraph-properties>
      <style:text-properties officeooo:paragraph-rsid="001dae52"/>
    </style:style>
    <style:style style:name="MT1" style:family="text">
      <style:text-properties style:font-name="Times New Roman" fo:font-size="14pt" fo:language="uk" fo:country="UA" style:font-size-asian="14pt" style:font-name-complex="Times New Roman1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>
        <style:header-footer-properties fo:min-height="0.3in" fo:margin-left="0in" fo:margin-right="0in" fo:margin-top="0.2598in" fo:background-color="transparent" style:dynamic-spacing="true" draw:fill="non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><text:span text:style-name="MT1">Міністерство освіти і науки України</text:span></text:p>
        <text:p text:style-name="MP2"><text:span text:style-name="MT1">Національний авіаційний університет</text:span></text:p>
        <text:p text:style-name="MP2"><text:span text:style-name="MT1">Кафедра прикладної математики</text:span></text:p>
      </style:header-first>
      <style:footer>
        <text:p text:style-name="MP3"/>
      </style:footer>
      <style:footer-first>
        <text:p text:style-name="MP3"/>
        <text:p text:style-name="MP4"><text:span text:style-name="MT1">Київ 2016</text:span></text:p>
      </style:footer-first>
    </style:master-page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domkiv@gmail.com</meta:initial-creator>
    <meta:editing-cycles>28</meta:editing-cycles>
    <meta:creation-date>2015-10-01T20:39:00</meta:creation-date>
    <dc:date>2016-10-20T11:32:18.234950635</dc:date>
    <meta:editing-duration>PT19H20M38S</meta:editing-duration>
    <meta:generator>LibreOffice/5.1.4.2$Linux_X86_64 LibreOffice_project/10m0$Build-2</meta:generator>
    <meta:document-statistic meta:table-count="0" meta:image-count="0" meta:object-count="1" meta:page-count="6" meta:paragraph-count="167" meta:word-count="923" meta:character-count="8883" meta:non-whitespace-character-count="7809"/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 O( n )</annotation>
  </semantics>
</math>
</file>